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ransaction_id</text:p>
          </table:table-cell>
          <table:table-cell table:style-name="ce1" office:value-type="string">
            <text:p>product_id</text:p>
          </table:table-cell>
          <table:table-cell table:style-name="ce1" office:value-type="string">
            <text:p>price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/>
          <table:table-cell table:formula="of:=[.C2]*0.9" office:value-type="float" office:value="5.355">
            <text:p>5,3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float" office:value="6.95">
            <text:p>6,95</text:p>
          </table:table-cell>
          <table:table-cell/>
          <table:table-cell table:formula="of:=[.C3]*0.9" office:value-type="float" office:value="6.255">
            <text:p>6,2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3">
            <text:p>3</text:p>
          </table:table-cell>
          <table:table-cell table:style-name="Default" office:value-type="float" office:value="7.95">
            <text:p>7,95</text:p>
          </table:table-cell>
          <table:table-cell/>
          <table:table-cell table:formula="of:=[.C4]*0.9" office:value-type="float" office:value="7.155">
            <text:p>7,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.04.2019</text:date>, <text:time>1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3S</meta:editing-duration>
    <meta:editing-cycles>4</meta:editing-cycles>
    <meta:generator>OpenOffice/4.1.5$Win32 OpenOffice.org_project/415m1$Build-9789</meta:generator>
    <dc:date>2019-04-09T12:35:40.18</dc:date>
    <dc:creator>Jan Kocurek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